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1d1c57" officeooo:paragraph-rsid="001d1c57"/>
    </style:style>
    <style:style style:name="P2" style:family="paragraph" style:parent-style-name="Standard">
      <style:paragraph-properties fo:text-align="center" style:justify-single-word="false"/>
      <style:text-properties officeooo:rsid="001d1c57" officeooo:paragraph-rsid="001d1c57"/>
    </style:style>
    <style:style style:name="P3" style:family="paragraph" style:parent-style-name="Standard">
      <style:paragraph-properties fo:text-align="start" style:justify-single-word="false"/>
      <style:text-properties officeooo:rsid="001d1c57" officeooo:paragraph-rsid="001d1c57"/>
    </style:style>
    <style:style style:name="P4" style:family="paragraph" style:parent-style-name="Standard">
      <style:paragraph-properties fo:text-align="start" style:justify-single-word="false"/>
      <style:text-properties officeooo:rsid="001d4307" officeooo:paragraph-rsid="001d4307"/>
    </style:style>
    <style:style style:name="P5" style:family="paragraph" style:parent-style-name="Standard">
      <style:paragraph-properties fo:text-align="start" style:justify-single-word="false"/>
      <style:text-properties fo:font-weight="bold" officeooo:rsid="001d1c57" officeooo:paragraph-rsid="001d1c57" style:font-weight-asian="bold" style:font-weight-complex="bold"/>
    </style:style>
    <style:style style:name="P6" style:family="paragraph" style:parent-style-name="Standard">
      <style:paragraph-properties fo:text-align="start" style:justify-single-word="false"/>
      <style:text-properties fo:font-weight="bold" officeooo:rsid="001d4307" officeooo:paragraph-rsid="001d4307" style:font-weight-asian="bold" style:font-weight-complex="bold"/>
    </style:style>
    <style:style style:name="P7" style:family="paragraph" style:parent-style-name="Standard">
      <style:paragraph-properties fo:text-align="start" style:justify-single-word="false"/>
      <style:text-properties fo:font-weight="bold" officeooo:rsid="001d8970" officeooo:paragraph-rsid="001d8970" style:font-weight-asian="bold" style:font-weight-complex="bold"/>
    </style:style>
    <style:style style:name="P8" style:family="paragraph" style:parent-style-name="Standard">
      <style:paragraph-properties fo:text-align="center" style:justify-single-word="false"/>
      <style:text-properties fo:font-size="16pt" fo:font-weight="bold" officeooo:rsid="001d1c57" officeooo:paragraph-rsid="001d1c57"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weight="normal" officeooo:rsid="001d8970" officeooo:paragraph-rsid="001d8970" style:font-weight-asian="normal" style:font-weight-complex="normal"/>
    </style:style>
    <style:style style:name="P10" style:family="paragraph" style:parent-style-name="Standard">
      <style:paragraph-properties fo:text-align="start" style:justify-single-word="false"/>
      <style:text-properties officeooo:rsid="001e523c" officeooo:paragraph-rsid="001e523c"/>
    </style:style>
    <style:style style:name="P11" style:family="paragraph" style:parent-style-name="Table_20_Contents">
      <style:paragraph-properties fo:text-align="start" style:justify-single-word="false"/>
      <style:text-properties officeooo:rsid="001d1c57" officeooo:paragraph-rsid="001d1c57"/>
    </style:style>
    <style:style style:name="P12" style:family="paragraph" style:parent-style-name="Table_20_Contents">
      <style:paragraph-properties fo:text-align="start" style:justify-single-word="false"/>
      <style:text-properties officeooo:rsid="001d1c57" officeooo:paragraph-rsid="001e6e2f"/>
    </style:style>
    <style:style style:name="P13" style:family="paragraph" style:parent-style-name="Table_20_Contents">
      <style:paragraph-properties fo:text-align="start" style:justify-single-word="false"/>
      <style:text-properties fo:font-style="italic" officeooo:rsid="001d1c57" officeooo:paragraph-rsid="001d1c57" style:font-style-asian="italic" style:font-style-complex="italic"/>
    </style:style>
    <style:style style:name="P14" style:family="paragraph" style:parent-style-name="Table_20_Contents">
      <style:paragraph-properties fo:text-align="start" style:justify-single-word="false"/>
      <style:text-properties officeooo:rsid="001e6e2f" officeooo:paragraph-rsid="001e6e2f"/>
    </style:style>
    <style:style style:name="T1" style:family="text">
      <style:text-properties officeooo:rsid="001e6e2f"/>
    </style:style>
    <style:style style:name="T2" style:family="text">
      <style:text-properties officeooo:rsid="001fa3e0"/>
    </style:style>
    <style:style style:name="T3" style:family="text">
      <style:text-properties officeooo:rsid="00215b44"/>
    </style:style>
    <style:style style:name="T4" style:family="text">
      <style:text-properties officeooo:rsid="00235a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n Eberhardt</text:p>
      <text:p text:style-name="P1">Coen146L W 2:25</text:p>
      <text:p text:style-name="P1">24 Feb 16</text:p>
      <text:p text:style-name="P8">Lab 5</text:p>
      <text:p text:style-name="P2"/>
      <text:p text:style-name="P2"/>
      <text:p text:style-name="P6">Compilation</text:p>
      <text:p text:style-name="P4"/>
      <text:p text:style-name="P4">Compile randgen.c and entropycalc.c normally. Then simply pipe randgen into entropycalc</text:p>
      <text:p text:style-name="P4"/>
      <text:p text:style-name="P6">Random Byte Generator</text:p>
      <text:p text:style-name="P4"/>
      <text:p text:style-name="P4">The byte generator uses rand to fill an unsigned char buffer one MB in size. <text:s/>The character buffer size can be changed by altering the defined constant above main, and then recompiling. Srand is initialized using system time. The elements of the buffer are determined by using rand modulo 255 in order to generate any number from the range of an unsigned char. The final character is the end of file character because the entropy calculator uses fgets to read from stdin, and expects a place to stop. After each element of the buffer is randomly assigned, it is sent to stdout using printf.</text:p>
      <text:p text:style-name="P4"><text:tab/>I wrote the random byte generator this way because it was the easiest and surest way to generate a random number in the desired range. Rand is designed to be as close to random as possible. In testing, it proved effective.</text:p>
      <text:p text:style-name="P3"/>
      <text:p text:style-name="P5">Test Results</text:p>
      <text:p text:style-name="P3"/>
      <text:p text:style-name="P3">One megabyte from three different file types were sent into the entropy calculator. Files were in random.zip on Camino.</text:p>
      <text:p text:style-name="P3"/>
      <table:table table:name="Table1" table:style-name="Table1">
        <table:table-column table:style-name="Table1.A" table:number-columns-repeated="2"/>
        <table:table-row>
          <table:table-cell table:style-name="Table1.A1" office:value-type="string">
            <text:p text:style-name="P13">File</text:p>
          </table:table-cell>
          <table:table-cell table:style-name="Table1.B1" office:value-type="string">
            <text:p text:style-name="P13">Entropy</text:p>
          </table:table-cell>
        </table:table-row>
        <table:table-row>
          <table:table-cell table:style-name="Table1.A2" office:value-type="string">
            <text:p text:style-name="P11">Entitle.gif</text:p>
          </table:table-cell>
          <table:table-cell table:style-name="Table1.B2" office:value-type="string">
            <text:p text:style-name="P11">7.839715</text:p>
          </table:table-cell>
        </table:table-row>
        <table:table-row>
          <table:table-cell table:style-name="Table1.A2" office:value-type="string">
            <text:p text:style-name="P11">Randtest.c</text:p>
          </table:table-cell>
          <table:table-cell table:style-name="Table1.B2" office:value-type="string">
            <text:p text:style-name="P11">4.748147</text:p>
          </table:table-cell>
        </table:table-row>
        <table:table-row>
          <table:table-cell table:style-name="Table1.A2" office:value-type="string">
            <text:p text:style-name="P11">Ent.html</text:p>
          </table:table-cell>
          <table:table-cell table:style-name="Table1.B2" office:value-type="string">
            <text:p text:style-name="P11">4.731386</text:p>
          </table:table-cell>
        </table:table-row>
      </table:table>
      <text:p text:style-name="P3"/>
      <text:p text:style-name="P3">The random generator sent a random string of different sizes into the entropy calculator.</text:p>
      <text:p text:style-name="P3"/>
      <table:table table:name="Table2" table:style-name="Table2">
        <table:table-column table:style-name="Table2.A" table:number-columns-repeated="2"/>
        <table:table-row>
          <table:table-cell table:style-name="Table2.A1" office:value-type="string">
            <text:p text:style-name="P13">Bytes</text:p>
          </table:table-cell>
          <table:table-cell table:style-name="Table2.B1" office:value-type="string">
            <text:p text:style-name="P13">Entropy</text:p>
          </table:table-cell>
        </table:table-row>
        <table:table-row>
          <table:table-cell table:style-name="Table2.A2" office:value-type="string">
            <text:p text:style-name="P11">1048576</text:p>
          </table:table-cell>
          <table:table-cell table:style-name="Table2.B2" office:value-type="string">
            <text:p text:style-name="P11">7.988301</text:p>
          </table:table-cell>
        </table:table-row>
        <table:table-row>
          <table:table-cell table:style-name="Table2.A2" office:value-type="string">
            <text:p text:style-name="P11">524288</text:p>
          </table:table-cell>
          <table:table-cell table:style-name="Table2.B2" office:value-type="string">
            <text:p text:style-name="P11">7.988003</text:p>
          </table:table-cell>
        </table:table-row>
        <table:table-row>
          <table:table-cell table:style-name="Table2.A2" office:value-type="string">
            <text:p text:style-name="P11">272144</text:p>
          </table:table-cell>
          <table:table-cell table:style-name="Table2.B2" office:value-type="string">
            <text:p text:style-name="P11">7.987361</text:p>
          </table:table-cell>
        </table:table-row>
        <table:table-row>
          <table:table-cell table:style-name="Table2.A2" office:value-type="string">
            <text:p text:style-name="P14">10000</text:p>
          </table:table-cell>
          <table:table-cell table:style-name="Table2.B2" office:value-type="string">
            <text:p text:style-name="P14">7.952789</text:p>
          </table:table-cell>
        </table:table-row>
        <table:table-row>
          <table:table-cell table:style-name="Table2.A2" office:value-type="string">
            <text:p text:style-name="P14">1000</text:p>
          </table:table-cell>
          <table:table-cell table:style-name="Table2.B2" office:value-type="string">
            <text:p text:style-name="P14">7.733892</text:p>
          </table:table-cell>
        </table:table-row>
      </table:table>
      <text:p text:style-name="P3"/>
      <text:p text:style-name="P10">For the different file types, Entitle.gif is set apart by having a much higher entropy than the .c and .html file. This is because the .gif file is a file type understood by the machine, making it much more random. Randtest.c and Ent.html are code files, written by people to be understandable by people before being <text:soft-page-break/>compiled and run by the machine. Code is written using human language and grammar relative to the syntax of the language; plainly, this means that there is a high number of repeated words and symbols, <text:span text:style-name="T2">and a high degree of</text:span> predictability. It makes sense for the entropy of the<text:span text:style-name="T3">se</text:span> two files to have a much lower entropy. </text:p>
      <text:p text:style-name="P10"><text:tab/>For the differing sizes of random bits, the entropy stays close to eight, indicating that any symbol contained in the byte stream is just as likely to occur as any other. Entropy is a calculation of the average number of bits required to store a message considering all possible outcomes. The more possibilities, the more bits required to store the information. In the random byte string, there are 256 possibilities, lending itself to a high value of entropy. Noticeably though, the entropy in the files decrease<text:span text:style-name="T4">s</text:span> slightly as the size of the byte stream decrease<text:span text:style-name="T4">s</text:span>. This is because with fewer bytes, there is less chance for <text:span text:style-name="T1">some characters to appear as much as others. With more bytes, there is more uniformity, and thus a higher entropy. This is hardly noticeable for large amounts of data, but becomes more noticeable as the byte stream gets very small.</text:span></text:p>
      <text:p text:style-name="P3"/>
      <text:p text:style-name="P7">Citation</text:p>
      <text:p text:style-name="P7"/>
      <text:p text:style-name="P9">blogs.cisco.com was used in developing the entropy calculator and discussion of entropy.</text:p>
      <text:p text:style-name="P9"><text:a xlink:type="simple" xlink:href="http://blogs.cisco.com/security/on_information_entropy">http://blogs.cisco.com/security/on_information_entropy</text:a></text:p>
      <text:p text:style-name="P9"/>
      <text:p text:style-name="P9">Stackoverflow.com was used to refresh knowledge of fgets.</text:p>
      <text:p text:style-name="P9"><text:a xlink:type="simple" xlink:href="http://www.tutorialspoint.com/c_standard_library/c_function_srand.htm">http://www.tutorialspoint.com/c_standard_library/c_function_srand.htm</text:a></text:p>
      <text:p text:style-name="P9"/>
      <text:p text:style-name="P9">Tutorialspoint.com was used to refresh knowledge of rand.</text:p>
      <text:p text:style-name="P9"><text:a xlink:type="simple" xlink:href="http://stackoverflow.com/questions/3919009/how-to-read-from-stdin-with-fgets">http://stackoverflow.com/questions/3919009/how-to-read-from-stdin-with-fget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15:37:11.259399142</meta:creation-date>
    <dc:date>2016-02-24T16:41:21.028987384</dc:date>
    <meta:editing-duration>PT52M47S</meta:editing-duration>
    <meta:editing-cycles>7</meta:editing-cycles>
    <meta:generator>LibreOffice/4.2.8.2$Linux_X86_64 LibreOffice_project/420$Build-2</meta:generator>
    <meta:document-statistic meta:table-count="2" meta:image-count="0" meta:object-count="0" meta:page-count="2" meta:paragraph-count="41" meta:word-count="516" meta:character-count="3240" meta:non-whitespace-character-count="2761"/>
  </office:meta>
</office:document-meta>
</file>